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Student Database System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Online Database for Student Manage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genda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. Introduction</text:p>
              </text:list-item>
              <text:list-item>
                <text:p>2. How to login to the system</text:p>
              </text:list-item>
              <text:list-item>
                <text:p>3. Adding class</text:p>
              </text:list-item>
              <text:list-item>
                <text:p>4. Adding school year</text:p>
              </text:list-item>
              <text:list-item>
                <text:p>5. Adding new students</text:p>
              </text:list-item>
              <text:list-item>
                <text:p>6. Practi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bout Me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y name is HENG Vongkol</text:p>
              </text:list-item>
              <text:list-item>
                <text:p>From Vdoo Solutions</text:p>
              </text:list-item>
              <text:list-item>
                <text:p>Contact:</text:p>
              </text:list-item>
              <text:list-item>
                <text:p/>
                <text:list>
                  <text:list-item>
                    <text:list>
                      <text:list-item>
                        <text:p>Phone: 086 397 627 (Telegram, Whatsapp)</text:p>
                      </text:list-item>
                      <text:list-item>
                        <text:p>Email: <text:a xlink:href="mailto:hengvongkol@gmail.com" xlink:type="simple">hengvongkol@gmail.com</text:a></text:p>
                      </text:list-item>
                      <text:list-item>
                        <text:p>Skype: hengvongkol99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. Introduction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What is the purpose of this system?</text:p>
                <text:list>
                  <text:list-item>
                    <text:p>- To manage student information</text:p>
                  </text:list-item>
                  <text:list-item>
                    <text:p>- To make you easy to find information</text:p>
                  </text:list-item>
                  <text:list-item>
                    <text:p>- To reduce your tas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. Introduction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How can you use it?</text:p>
                <text:list>
                  <text:list-item>
                    <text:p>- It is easy to use.</text:p>
                  </text:list-item>
                  <text:list-item>
                    <text:p>- You can use everywhere with Internet access.</text:p>
                  </text:list-item>
                  <text:list-item>
                    <text:p>- You can use with PC, Laptop, Tablet and Smartphone.</text:p>
                  </text:list-item>
                  <text:list-item>
                    <text:p>- It has two languages support, English and Khmer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I. How to Login to System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RL:</text:p>
                <text:list>
                  <text:list-item>
                    <text:p>http://cocd.vdoo.biz</text:p>
                  </text:list-item>
                </text:list>
              </text:list-item>
              <text:list-item>
                <text:p>Account:</text:p>
                <text:list>
                  <text:list-item>
                    <text:p>Username: will be provided</text:p>
                  </text:list-item>
                  <text:list-item>
                    <text:p>Password: will be provid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II. Adding Class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See the demonstration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V. Adding School Yea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See the demonstration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. Adding New Studen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See the demonstration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I. Pract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Let Try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2T07:10:19.046933774</meta:creation-date>
    <meta:editing-duration>PT29M47S</meta:editing-duration>
    <meta:editing-cycles>14</meta:editing-cycles>
    <meta:generator>LibreOffice/5.3.1.2$Linux_X86_64 LibreOffice_project/30m0$Build-2</meta:generator>
    <dc:date>2017-08-22T07:40:10.254024053</dc:date>
    <meta:document-statistic meta:object-count="7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